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a5958fa2-6785-11e5-9529-b2d292965a4a.png"/>
  <manifest:file-entry manifest:media-type="image/png" manifest:full-path="Pictures/a597a22e-6785-11e5-9529-b2d292965a4a.png"/>
  <manifest:file-entry manifest:media-type="image/png" manifest:full-path="Pictures/a59954e8-6785-11e5-9529-b2d292965a4a.png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omic Sans MS" svg:font-family="Comic Sans MS"/>
  </office:font-face-decls>
  <office:automatic-styles>
    <style:style style:family="text" style:name="T1" style:display-name="T1">
      <style:text-properties style:font-name="Comic Sans MS" fo:font-size="12pt" fo:language="fr" fo:country="FR" fo:font-weight="normal"/>
    </style:style>
    <style:style style:family="text" style:name="T2" style:display-name="T2">
      <style:text-properties style:text-underline-type="single" style:font-name="Comic Sans MS" fo:font-size="28pt" fo:language="fr" fo:country="FR" fo:font-style="italic" fo:font-weight="bold"/>
    </style:style>
    <style:style style:family="text" style:name="T3" style:display-name="T3">
      <style:text-properties style:text-underline-type="single" style:font-name="Comic Sans MS" fo:font-size="12pt" fo:language="fr" fo:country="FR" fo:font-style="italic" fo:font-weight="bold"/>
    </style:style>
    <style:style style:family="paragraph" style:name="P5" style:display-name="P5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text-underline-type="single" style:font-name="Comic Sans MS" fo:font-size="28pt" fo:language="fr" fo:country="FR" fo:font-style="italic" fo:font-weight="bold"/>
    </style:style>
    <style:style style:family="paragraph" style:name="P6" style:display-name="P6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text-underline-type="single" style:font-name="Comic Sans MS" fo:font-size="12pt" fo:language="fr" fo:country="FR" fo:font-style="italic" fo:font-weight="bold"/>
    </style:style>
    <style:style style:family="paragraph" style:name="P7" style:display-name="P7" style:parent-style-name="Normal">
      <style:paragraph-properties fo:text-align="left" fo:text-indent="0.0000in" fo:line-height="100%" fo:margin-left="0.0000in" fo:margin-right="0.0000in" fo:margin-top="0.0000in" fo:margin-bottom="0.0000in" fo:break-before="page" style:writing-mode="lr"/>
      <style:text-properties style:font-name="Comic Sans MS" fo:font-size="12pt" fo:language="fr" fo:country="FR" fo:font-weight="normal"/>
    </style:style>
    <style:style style:family="paragraph" style:name="P1" style:display-name="P1">
      <style:paragraph-properties fo:break-before="page"/>
    </style:style>
    <style:style style:family="paragraph" style:name="P2" style:display-name="P2"/>
    <style:style style:family="paragraph" style:name="P3" style:display-name="P3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Comic Sans MS" fo:font-size="12pt" fo:language="fr" fo:country="FR" fo:font-weight="normal"/>
    </style:style>
    <style:style style:family="paragraph" style:name="P4" style:display-name="P4" style:parent-style-name="Normal">
      <style:paragraph-properties fo:text-align="center" fo:text-indent="0.0000in" fo:line-height="100%" fo:margin-left="0.0000in" fo:margin-right="0.0000in" fo:margin-top="0.0000in" fo:margin-bottom="0.0000in" style:writing-mode="lr"/>
      <style:text-properties style:text-underline-type="single" style:font-name="Comic Sans MS" fo:font-size="28pt" fo:language="fr" fo:country="FR" fo:font-style="italic" fo:font-weight="bold"/>
    </style:style>
    <style:style style:family="section" style:name="Sect1" style:display-name="Sect1"/>
    <style:style style:family="graphic" style:name="graphic1" style:display-name="graphic1" style:parent-style-name="Graphics">
      <style:graphic-properties style:wrap="parallel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/>
        <text:p text:style-name="P2"><text:span text:style-name="T1">LEFEVRE Henry</text:span></text:p>
        <text:p text:style-name="P3"><text:span text:style-name="T1">SEGURET Aymeric</text:span></text:p>
        <text:p text:style-name="P3"/>
        <text:p text:style-name="P4"><text:span text:style-name="T2">Compte Rendu</text:span></text:p>
        <text:p text:style-name="P5"/>
        <text:p text:style-name="P5"><text:span text:style-name="T1">9 October motherfucker</text:span></text:p>
        <text:p text:style-name="P5"/>
        <text:p text:style-name="P6"><text:span text:style-name="T3">Rotation de 90, 180 et <text:s/>270°</text:span></text:p>
        <text:p text:style-name="P6"/>
        <text:p text:style-name="P3"><text:span text:style-name="T1">La rotation de 90° s'effectue par permutation des colonnes de la matrice transposée de A !</text:span></text:p>
        <text:p text:style-name="P3"/>
        <text:p text:style-name="P3"><text:span text:style-name="T1">La rotation de 90° s'obtient par double rotation de 90°. Et celle de 270° par triple rotation</text:span></text:p>
        <text:p text:style-name="P3"/>
        <text:p><draw:frame text:anchor-type="page" text:anchor-page-number="1" svg:x="0.865180in" svg:y="5.356846in" draw:z-index="0" draw:style-name="graphic1" svg:width="3.346528in" svg:height="2.484722in"><draw:image xlink:href="Pictures/a5958fa2-6785-11e5-9529-b2d292965a4a" xlink:type="simple" xlink:show="embed" xlink:actuate="onLoad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><draw:frame text:anchor-type="page" text:anchor-page-number="1" svg:x="4.381152in" svg:y="6.610319in" draw:z-index="0" draw:style-name="graphic1" svg:width="3.346528in" svg:height="2.484028in"><draw:image xlink:href="Pictures/a59954e8-6785-11e5-9529-b2d292965a4a" xlink:type="simple" xlink:show="embed" xlink:actuate="onLoad"/></draw:frame></text:p>
        <text:p text:style-name="P3"/>
        <text:p text:style-name="P7"><text:span text:style-name="T3"/></text:p>
        <text:p><draw:frame text:anchor-type="page" text:anchor-page-number="1" svg:x="0.861708in" svg:y="7.883235in" draw:z-index="0" draw:style-name="graphic1" svg:width="3.346528in" svg:height="2.484028in"><draw:image xlink:href="Pictures/a597a22e-6785-11e5-9529-b2d292965a4a" xlink:type="simple" xlink:show="embed" xlink:actuate="onLoad"/></draw:frame></text:p>
        <text:p text:style-name="P3"><text:span text:style-name="T3">Quantification de paramètre k</text:span></text:p>
        <text:p text:style-name="P3"/>
        <text:p text:style-name="P3">euh ....</text:p>
        <text:p text:style-name="P3"/>
        <text:p text:style-name="P3"/>
        <text:p text:style-name="P3"/>
        <text:p text:style-name="P3"><text:span text:style-name="T3">Reduction de paramètre k</text:span></text:p>
        <text:p text:style-name="P3"/>
        <text:p text:style-name="P3"><text:span text:style-name="T1">L’idée pour réduire l’image et de ne prendre qu’une ligne/colonne sur k</text:span></text:p>
        <text:p text:style-name="P3"/>
        <text:p text:style-name="P3"/>
        <text:p text:style-name="P3"><text:span text:style-name="T3">Compression svd de paramètre k</text:span></text:p>
        <text:p text:style-name="P3"/>
        <text:p text:style-name="P3"><text:span text:style-name="T1"><text:tab/></text:span>u[,1:k] %*% diag(d[1:k]) %*% t(v[,1:k])</text:p>
        <text:p text:style-name="P3"/>
        <text:p text:style-name="P3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Comic Sans MS" svg:font-family="Comic Sans MS"/>
  </office:font-face-decls>
  <office:styles>
    <style:default-style style:family="paragraph">
      <style:paragraph-properties style:tab-stop-distance="1.251cm"/>
    </style:default-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initial-creator>lefevreh </meta:initial-creator>
    <dc:creator>lefevreh </dc:creator>
    <meta:creation-date>2015-09-30T16:02:33.190706143</meta:creation-date>
    <dc:date>Wed Sep 30 17:12:50 2015
</dc:date>
  </office:meta>
</office:document-meta>
</file>